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2">* * *</text:p>
      <text:p text:style-name="P11"/>
      <text:p text:style-name="P11"><text:s text:c="5"/>Chief appeared in the middle of campus. He quickly ducked behind a pillar as to not be seen by anyone.</text:p>
      <text:p text:style-name="P11"><text:s text:c="5"/><text:span text:style-name="T63">Looking around everything seemed normal. Until he saw himself walking down the street. Chief was about to call out to himself but decided against it.</text:span></text:p>
      <text:p text:style-name="P11"><text:s text:c="5"/><text:span text:style-name="T63">He watched as a man approached Chief.</text:span></text:p>
      <text:p text:style-name="P11"><text:s text:c="5"/>“<text:span text:style-name="T63">Richard we have to talk.” The man said.</text:span></text:p>
      <text:p text:style-name="P11"><text:s text:c="5"/><text:span text:style-name="T63">Chief looked back at the man. “Yes Dean Cook, what can I do for you?”</text:span></text:p>
      <text:p text:style-name="P11"><text:s text:c="5"/>“<text:span text:style-name="T63">I’m sorry to say this but we have to cut your funding. It’s a waste of time.”</text:span></text:p>
      <text:p text:style-name="P11"><text:s text:c="5"/>“<text:span text:style-name="T64">A waste of time?” Chief said. “How dare you say that! It’s not a waste of time, I have proof!”</text:span></text:p>
      <text:p text:style-name="P11"><text:s text:c="5"/>“<text:span text:style-name="T64">You have a chalkboard full of an unfinished equation. That’s all.” The man said.</text:span></text:p>
      <text:p text:style-name="P11"><text:s text:c="5"/><text:span text:style-name="T64">Chief frowned and walked away.</text:span></text:p>
      <text:p text:style-name="P11"><text:s text:c="5"/><text:span text:style-name="T64">Chief looked to the watch on his wrist, he was about to run after the dean but was caught back in time and vanished.</text:span></text:p>
      <text:p text:style-name="P11"/>
      <text:p text:style-name="P14">* * *</text:p>
      <text:p text:style-name="P13"/>
      <text:p text:style-name="P13"><text:s text:c="5"/>Chief was back in the hotel room. “That was a rush.” He said.</text:p>
      <text:p text:style-name="P13"><text:s text:c="5"/>Russ nodded. “Didn’t I tell you? What did you see?”</text:p>
      <text:p text:style-name="P13"><text:soft-page-break/><text:s text:c="5"/>“I saw myself.”</text:p>
      <text:p text:style-name="P13"><text:s text:c="5"/>“That’s been known to happen.” Russ said.</text:p>
      <text:p text:style-name="P13"><text:s text:c="5"/>“The dean spoke to me. Said they were cutting my funding. The project is toast.” Chief said.</text:p>
      <text:p text:style-name="P13"><text:s text:c="5"/>Russ nodded. “Yeah that’s when you dip into your parents money.”</text:p>
      <text:p text:style-name="P13"><text:s text:c="5"/>Chief looked at Russ. “I do what? They would never allow it.”</text:p>
      <text:p text:style-name="P13"><text:s text:c="5"/>Russ smiled. “You didn’t ask.” <text:span text:style-name="T65">He placed a hand on Chief’s shoulder. “It’ll be okay, I promise.”</text:span></text:p>
      <text:p text:style-name="P13"><text:s text:c="5"/><text:span text:style-name="T65">Chief frowned. “But you said I stop time traveling with you.”</text:span></text:p>
      <text:p text:style-name="P13"><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3"><text:s text:c="5"/>“<text:span text:style-name="T67">Sounds like it.” Chief said. </text:span><text:span text:style-name="T68">Taking the time watch off his wrist he handed it back to Russ.</text:span></text:p>
      <text:p text:style-name="P13"><text:s text:c="5"/><text:span text:style-name="T68">Russ took the time watch from Chief and placed it on his own wrist. He was tempted to use it and go back into the future but feared the worst. There was no way of telling if life would turn out for the best.</text:span></text:p>
      <text:p text:style-name="P13"><text:s text:c="5"/>“<text:span text:style-name="T68">We need to make sure you finish that equation before the dean talks with you.” Russ said.</text:span></text:p>
      <text:p text:style-name="P13"><text:s text:c="5"/><text:span text:style-name="T68">Chief agreed. “Yes, with your knowledge of it we should be able to finish it quickly.”</text:span></text:p>
      <text:p text:style-name="P13"><text:s text:c="5"/><text:span text:style-name="T68">The two men spent the rest of the afternoon working on the equation. Where Russ’s knowledge came in helpful is where Chief’s thought process faded. They were the perfect team.</text:span></text:p>
      <text:p text:style-name="P13"><text:s text:c="5"/>“<text:span text:style-name="T69">Aren’t you afraid of changing the timeline?” Chief asked.</text:span></text:p>
      <text:p text:style-name="P13"><text:s text:c="5"/><text:span text:style-name="T69">Russ shook his head. “No not really. It’s already messed up, what more could I possibly do to it?”</text:span></text:p>
      <text:p text:style-name="P13"><text:s text:c="5"/>“<text:span text:style-name="T69">True.” Chief agreed. “</text:span><text:span text:style-name="T70">I hadn’t thought about that.”</text:span></text:p>
      <text:p text:style-name="P13"><text:soft-page-break/><text:s text:c="5"/>“<text:span text:style-name="T70">And if this equals true.” Russ said gesturing to the chalkboard. “Then this part must equal infinity.”</text:span></text:p>
      <text:p text:style-name="P13"><text:s text:c="5"/>“<text:span text:style-name="T70">Making time traveling possible to anywhere anytime.” Chief said.</text:span></text:p>
      <text:p text:style-name="P13"><text:s text:c="5"/>“<text:span text:style-name="T70">Correct.” Russ replied. “The equation is finished. There’s no way that dean can cancel your funding. Your parents weren’t too pleased when you took their money without asking.”</text:span></text:p>
      <text:p text:style-name="P13"><text:s text:c="5"/>“<text:span text:style-name="T70">I bet.” Chief said. “</text:span><text:span text:style-name="T71">Tell me something Russ.”</text:span></text:p>
      <text:p text:style-name="P13"><text:s text:c="5"/><text:span text:style-name="T71">Russ nodded. “What’s on your mind?”</text:span></text:p>
      <text:p text:style-name="P13"><text:s text:c="5"/>“<text:span text:style-name="T71">When will we meet for real?”</text:span></text:p>
      <text:p text:style-name="P13"><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3"><text:s text:c="5"/>“<text:span text:style-name="T72">Just curious.” Chief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1:00:43.592000000</dc:date>
    <meta:editing-cycles>76</meta:editing-cycles>
    <meta:generator>LibreOffice/7.4.1.2$Windows_X86_64 LibreOffice_project/3c58a8f3a960df8bc8fd77b461821e42c061c5f0</meta:generator>
    <meta:editing-duration>PT2H29M51S</meta:editing-duration>
    <meta:document-statistic meta:table-count="0" meta:image-count="0" meta:object-count="0" meta:page-count="12" meta:paragraph-count="147" meta:word-count="2985" meta:character-count="16698" meta:non-whitespace-character-count="13149"/>
  </office:meta>
</office:document-meta>
</file>